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style="normal" officeooo:rsid="00946e05" officeooo:paragraph-rsid="00946e05" style:font-style-asian="normal" style:font-style-complex="normal"/>
    </style:style>
    <style:style style:name="P3" style:family="paragraph" style:parent-style-name="Mist_20_Text_20_Body">
      <style:text-properties fo:font-weight="bold" style:font-weight-asian="bold" style:font-weight-complex="bold"/>
    </style:style>
    <style:style style:name="P4" style:family="paragraph" style:parent-style-name="Mist_20_Text_20_Body">
      <style:text-properties officeooo:rsid="0034913d" officeooo:paragraph-rsid="003657a6"/>
    </style:style>
    <style:style style:name="P5" style:family="paragraph" style:parent-style-name="Mist_20_Text_20_Body">
      <style:text-properties officeooo:rsid="003657a6" officeooo:paragraph-rsid="003657a6"/>
    </style:style>
    <style:style style:name="P6" style:family="paragraph" style:parent-style-name="Mist_20_Text_20_Body">
      <style:text-properties officeooo:rsid="00429690" officeooo:paragraph-rsid="00429690"/>
    </style:style>
    <style:style style:name="P7" style:family="paragraph" style:parent-style-name="Mist_20_Text_20_Body">
      <style:text-properties officeooo:rsid="0045a86a" officeooo:paragraph-rsid="0045a86a"/>
    </style:style>
    <style:style style:name="P8" style:family="paragraph" style:parent-style-name="Mist_20_Text_20_Body">
      <style:text-properties officeooo:rsid="0048911c" officeooo:paragraph-rsid="0048911c"/>
    </style:style>
    <style:style style:name="P9" style:family="paragraph" style:parent-style-name="Mist_20_Text_20_Body">
      <style:text-properties officeooo:rsid="004a73c8" officeooo:paragraph-rsid="004a73c8"/>
    </style:style>
    <style:style style:name="P10" style:family="paragraph" style:parent-style-name="Mist_20_Text_20_Body">
      <style:text-properties officeooo:rsid="004c23cd" officeooo:paragraph-rsid="004c23cd"/>
    </style:style>
    <style:style style:name="P11" style:family="paragraph" style:parent-style-name="Mist_20_Text_20_Body">
      <style:text-properties officeooo:rsid="004defbe" officeooo:paragraph-rsid="004defbe"/>
    </style:style>
    <style:style style:name="P12" style:family="paragraph" style:parent-style-name="Mist_20_Text_20_Body">
      <style:text-properties officeooo:rsid="004e149d" officeooo:paragraph-rsid="004e149d"/>
    </style:style>
    <style:style style:name="P13" style:family="paragraph" style:parent-style-name="Mist_20_Text_20_Body">
      <style:text-properties officeooo:rsid="004ff390" officeooo:paragraph-rsid="004ff390"/>
    </style:style>
    <style:style style:name="P14" style:family="paragraph" style:parent-style-name="Mist_20_Text_20_Body">
      <style:text-properties officeooo:rsid="0053c63a" officeooo:paragraph-rsid="0053c63a"/>
    </style:style>
    <style:style style:name="P15" style:family="paragraph" style:parent-style-name="Mist_20_Text_20_Body">
      <style:text-properties officeooo:rsid="0054fddd" officeooo:paragraph-rsid="0054fddd"/>
    </style:style>
    <style:style style:name="P16" style:family="paragraph" style:parent-style-name="Mist_20_Text_20_Body">
      <style:text-properties officeooo:rsid="0055f942" officeooo:paragraph-rsid="0055f942"/>
    </style:style>
    <style:style style:name="P17" style:family="paragraph" style:parent-style-name="Mist_20_Text_20_Body">
      <style:text-properties officeooo:rsid="00579836" officeooo:paragraph-rsid="00579836"/>
    </style:style>
    <style:style style:name="P18" style:family="paragraph" style:parent-style-name="Mist_20_Text_20_Body">
      <style:text-properties officeooo:rsid="0058aa08" officeooo:paragraph-rsid="0058aa08"/>
    </style:style>
    <style:style style:name="P19" style:family="paragraph" style:parent-style-name="Mist_20_Text_20_Body">
      <style:text-properties officeooo:rsid="00591788" officeooo:paragraph-rsid="00591788"/>
    </style:style>
    <style:style style:name="P20" style:family="paragraph" style:parent-style-name="Mist_20_Text_20_Body">
      <style:text-properties officeooo:rsid="005a9eda" officeooo:paragraph-rsid="005a9eda"/>
    </style:style>
    <style:style style:name="P21" style:family="paragraph" style:parent-style-name="Mist_20_Text_20_Body">
      <style:text-properties officeooo:rsid="005f00d7" officeooo:paragraph-rsid="005f00d7"/>
    </style:style>
    <style:style style:name="P22" style:family="paragraph" style:parent-style-name="Mist_20_Text_20_Body">
      <style:text-properties officeooo:rsid="005f42f9" officeooo:paragraph-rsid="005f42f9"/>
    </style:style>
    <style:style style:name="P23" style:family="paragraph" style:parent-style-name="Mist_20_Text_20_Body">
      <style:text-properties officeooo:rsid="005f870a" officeooo:paragraph-rsid="005f870a"/>
    </style:style>
    <style:style style:name="P24" style:family="paragraph" style:parent-style-name="Mist_20_Text_20_Body">
      <style:text-properties officeooo:rsid="005f870a" officeooo:paragraph-rsid="0063cfc6"/>
    </style:style>
    <style:style style:name="P25" style:family="paragraph" style:parent-style-name="Mist_20_Text_20_Body">
      <style:text-properties officeooo:rsid="005f870a" officeooo:paragraph-rsid="006eb886"/>
    </style:style>
    <style:style style:name="P26" style:family="paragraph" style:parent-style-name="Mist_20_Text_20_Body">
      <style:text-properties officeooo:rsid="005f870a" officeooo:paragraph-rsid="00719f60"/>
    </style:style>
    <style:style style:name="P27" style:family="paragraph" style:parent-style-name="Mist_20_Text_20_Body">
      <style:text-properties officeooo:rsid="005f870a" officeooo:paragraph-rsid="0072cfbf"/>
    </style:style>
    <style:style style:name="P28" style:family="paragraph" style:parent-style-name="Mist_20_Text_20_Body">
      <style:text-properties officeooo:rsid="00607b44" officeooo:paragraph-rsid="00607b44"/>
    </style:style>
    <style:style style:name="P29" style:family="paragraph" style:parent-style-name="Mist_20_Text_20_Body">
      <style:text-properties officeooo:rsid="006eb886" officeooo:paragraph-rsid="006eb886"/>
    </style:style>
    <style:style style:name="P30" style:family="paragraph" style:parent-style-name="Mist_20_Text_20_Body">
      <style:text-properties officeooo:rsid="00719f60" officeooo:paragraph-rsid="00719f60"/>
    </style:style>
    <style:style style:name="P31" style:family="paragraph" style:parent-style-name="Mist_20_Text_20_Body">
      <style:text-properties officeooo:rsid="006730c9" officeooo:paragraph-rsid="00719f60"/>
    </style:style>
    <style:style style:name="P32" style:family="paragraph" style:parent-style-name="Mist_20_Text_20_Body">
      <style:text-properties officeooo:rsid="007b63ac" officeooo:paragraph-rsid="007b63ac"/>
    </style:style>
    <style:style style:name="P33" style:family="paragraph" style:parent-style-name="Mist_20_Text_20_Body">
      <style:text-properties officeooo:rsid="007d4fe3" officeooo:paragraph-rsid="007d4fe3"/>
    </style:style>
    <style:style style:name="P34" style:family="paragraph" style:parent-style-name="Mist_20_Text_20_Body">
      <style:text-properties officeooo:rsid="007ecbcb" officeooo:paragraph-rsid="007ecbcb"/>
    </style:style>
    <style:style style:name="P35" style:family="paragraph" style:parent-style-name="Mist_20_Text_20_Body">
      <style:text-properties officeooo:rsid="00804431" officeooo:paragraph-rsid="00804431"/>
    </style:style>
    <style:style style:name="P36" style:family="paragraph" style:parent-style-name="Mist_20_Text_20_Body">
      <style:text-properties officeooo:rsid="00813d29" officeooo:paragraph-rsid="00813d29"/>
    </style:style>
    <style:style style:name="P37" style:family="paragraph" style:parent-style-name="Mist_20_Text_20_Body">
      <style:text-properties officeooo:rsid="0082fca6" officeooo:paragraph-rsid="0082fca6"/>
    </style:style>
    <style:style style:name="P38" style:family="paragraph" style:parent-style-name="Mist_20_Text_20_Body">
      <style:text-properties officeooo:paragraph-rsid="0082fca6"/>
    </style:style>
    <style:style style:name="P39" style:family="paragraph" style:parent-style-name="Mist_20_Text_20_Body">
      <style:text-properties officeooo:rsid="00865292" officeooo:paragraph-rsid="00865292"/>
    </style:style>
    <style:style style:name="P40" style:family="paragraph" style:parent-style-name="Mist_20_Text_20_Body">
      <style:text-properties officeooo:rsid="0089225d" officeooo:paragraph-rsid="0089225d"/>
    </style:style>
    <style:style style:name="P41" style:family="paragraph" style:parent-style-name="Mist_20_Text_20_Body">
      <style:text-properties officeooo:rsid="0089840f" officeooo:paragraph-rsid="0089840f"/>
    </style:style>
    <style:style style:name="P42" style:family="paragraph" style:parent-style-name="Mist_20_Text_20_Body">
      <style:text-properties officeooo:rsid="008d2d34" officeooo:paragraph-rsid="008d2d34"/>
    </style:style>
    <style:style style:name="P43" style:family="paragraph" style:parent-style-name="Mist_20_Text_20_Body">
      <style:text-properties officeooo:rsid="00927d87" officeooo:paragraph-rsid="00927d87"/>
    </style:style>
    <style:style style:name="P44" style:family="paragraph" style:parent-style-name="Mist_20_Text_20_Body">
      <style:text-properties officeooo:rsid="0096035a" officeooo:paragraph-rsid="0096035a"/>
    </style:style>
    <style:style style:name="P45" style:family="paragraph" style:parent-style-name="Mist_20_Heading_20_2">
      <style:text-properties officeooo:paragraph-rsid="00429690"/>
    </style:style>
    <style:style style:name="P46" style:family="paragraph" style:parent-style-name="Mist_20_Code">
      <style:text-properties officeooo:paragraph-rsid="00429690"/>
    </style:style>
    <style:style style:name="P47" style:family="paragraph" style:parent-style-name="Mist_20_Code">
      <style:text-properties officeooo:rsid="00908764" officeooo:paragraph-rsid="00908764"/>
    </style:style>
    <style:style style:name="P48" style:family="paragraph" style:parent-style-name="Mist_20_Code">
      <style:text-properties officeooo:paragraph-rsid="009bb349"/>
    </style:style>
    <style:style style:name="P49" style:family="paragraph" style:parent-style-name="Mist_20_Heading_20_3">
      <style:text-properties officeooo:rsid="0096035a" officeooo:paragraph-rsid="0096035a"/>
    </style:style>
    <style:style style:name="P50" style:family="paragraph" style:parent-style-name="Mist_20_Text_20_Body" style:list-style-name="Mist_20_Bulleted_20_List"/>
    <style:style style:name="P51" style:family="paragraph" style:parent-style-name="Mist_20_Text_20_Body" style:list-style-name="L1"/>
    <style:style style:name="P52" style:family="paragraph" style:parent-style-name="Mist_20_Text_20_Body" style:list-style-name="Mist_20_Bulleted_20_List">
      <style:text-properties officeooo:rsid="0033b80b" officeooo:paragraph-rsid="0033b80b"/>
    </style:style>
    <style:style style:name="P53" style:family="paragraph" style:parent-style-name="Mist_20_Text_20_Body" style:list-style-name="L2"/>
    <style:style style:name="P54" style:family="paragraph" style:parent-style-name="Mist_20_Text_20_Body" style:list-style-name="L3"/>
    <style:style style:name="P55" style:family="paragraph" style:parent-style-name="Mist_20_Text_20_Body" style:list-style-name="L4"/>
    <style:style style:name="P56" style:family="paragraph" style:parent-style-name="Mist_20_Text_20_Body" style:list-style-name="L5"/>
    <style:style style:name="P57" style:family="paragraph" style:parent-style-name="Mist_20_Text_20_Body" style:list-style-name="L6"/>
    <style:style style:name="P58" style:family="paragraph" style:parent-style-name="Mist_20_Text_20_Body" style:list-style-name="L6">
      <style:text-properties fo:font-style="normal" style:font-style-asian="normal" style:font-style-complex="normal"/>
    </style:style>
    <style:style style:name="P59" style:family="paragraph" style:parent-style-name="Mist_20_Text_20_Body" style:list-style-name="L7">
      <style:text-properties fo:font-style="normal" style:font-style-asian="normal" style:font-style-complex="normal"/>
    </style:style>
    <style:style style:name="P60" style:family="paragraph" style:parent-style-name="Mist_20_Text_20_Body" style:list-style-name="L7"/>
    <style:style style:name="P61" style:family="paragraph" style:parent-style-name="Mist_20_Text_20_Body" style:list-style-name="L8"/>
    <style:style style:name="P62" style:family="paragraph" style:parent-style-name="Mist_20_Text_20_Body" style:list-style-name="L9">
      <style:text-properties officeooo:rsid="007d4fe3" officeooo:paragraph-rsid="007d4fe3"/>
    </style:style>
    <style:style style:name="P63" style:family="paragraph" style:parent-style-name="Mist_20_Text_20_Body" style:list-style-name="L10"/>
    <style:style style:name="P64" style:family="paragraph" style:parent-style-name="Mist_20_Text_20_Body" style:list-style-name="L11"/>
    <style:style style:name="P65" style:family="paragraph" style:parent-style-name="Mist_20_Text_20_Body" style:list-style-name="L12">
      <style:text-properties officeooo:rsid="00927d87" officeooo:paragraph-rsid="00927d87"/>
    </style:style>
    <style:style style:name="P66" style:family="paragraph" style:parent-style-name="Mist_20_Text_20_Body">
      <style:text-properties officeooo:rsid="00a19bb9" officeooo:paragraph-rsid="00a19bb9"/>
    </style:style>
    <style:style style:name="P67" style:family="paragraph" style:parent-style-name="Mist_20_Text_20_Body">
      <style:text-properties officeooo:rsid="00a392b5" officeooo:paragraph-rsid="00a392b5"/>
    </style:style>
    <style:style style:name="P68" style:family="paragraph" style:parent-style-name="Mist_20_Text_20_Body" style:list-style-name="Mist_20_Bulleted_20_List">
      <style:text-properties officeooo:rsid="00a8e0e6" officeooo:paragraph-rsid="00a8e0e6"/>
    </style:style>
    <style:style style:name="P69" style:family="paragraph" style:parent-style-name="Mist_20_Text_20_Body">
      <style:text-properties officeooo:rsid="0096035a" officeooo:paragraph-rsid="0096035a"/>
    </style:style>
    <style:style style:name="P70" style:family="paragraph" style:parent-style-name="Mist_20_Text_20_Body">
      <style:text-properties officeooo:rsid="00acad79" officeooo:paragraph-rsid="00acad79"/>
    </style:style>
    <style:style style:name="P71" style:family="paragraph" style:parent-style-name="Mist_20_Heading_20_1">
      <style:text-properties fo:font-style="normal" style:font-style-asian="normal" style:font-style-complex="normal"/>
    </style:style>
    <style:style style:name="P72" style:family="paragraph" style:parent-style-name="Mist_20_Heading_20_1">
      <style:text-properties officeooo:rsid="00ae3007" officeooo:paragraph-rsid="00ae3007"/>
    </style:style>
    <style:style style:name="P73" style:family="paragraph" style:parent-style-name="Mist_20_Short_20_List" style:list-style-name="Mist_20_Bulleted_20_List"/>
    <style:style style:name="P74"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75" style:family="paragraph" style:parent-style-name="Mist_20_Heading_20_2">
      <style:text-properties fo:font-style="normal" style:font-style-asian="normal" style:font-style-complex="normal"/>
    </style:style>
    <style:style style:name="P76" style:family="paragraph" style:parent-style-name="Mist_20_Code" style:list-style-name="L8"/>
    <style:style style:name="P77" style:family="paragraph" style:parent-style-name="Mist_20_Code">
      <style:text-properties officeooo:rsid="00a0b674" officeooo:paragraph-rsid="00a0b674"/>
    </style:style>
    <style:style style:name="P78" style:family="paragraph" style:parent-style-name="Mist_20_Code">
      <style:text-properties officeooo:paragraph-rsid="00a6c5b6"/>
    </style:style>
    <style:style style:name="P79" style:family="paragraph" style:parent-style-name="Mist_20_Code">
      <style:text-properties officeooo:paragraph-rsid="00a727ed"/>
    </style:style>
    <style:style style:name="P80" style:family="paragraph" style:parent-style-name="Mist_20_Code">
      <style:text-properties officeooo:paragraph-rsid="00a8e0e6"/>
    </style:style>
    <style:style style:name="P81" style:family="paragraph" style:parent-style-name="Mist_20_Code">
      <style:text-properties officeooo:paragraph-rsid="00ae3007"/>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3657a6"/>
    </style:style>
    <style:style style:name="T35" style:family="text">
      <style:text-properties officeooo:rsid="00386afb"/>
    </style:style>
    <style:style style:name="T36" style:family="text">
      <style:text-properties officeooo:rsid="00429690"/>
    </style:style>
    <style:style style:name="T37" style:family="text">
      <style:text-properties officeooo:rsid="00475832"/>
    </style:style>
    <style:style style:name="T38" style:family="text">
      <style:text-properties officeooo:rsid="004c23cd"/>
    </style:style>
    <style:style style:name="T39" style:family="text">
      <style:text-properties officeooo:rsid="004de7e3"/>
    </style:style>
    <style:style style:name="T40" style:family="text">
      <style:text-properties officeooo:rsid="0051e683"/>
    </style:style>
    <style:style style:name="T41" style:family="text">
      <style:text-properties officeooo:rsid="00579836"/>
    </style:style>
    <style:style style:name="T42" style:family="text">
      <style:text-properties officeooo:rsid="005ba107"/>
    </style:style>
    <style:style style:name="T43" style:family="text">
      <style:text-properties officeooo:rsid="005c0be3"/>
    </style:style>
    <style:style style:name="T44" style:family="text">
      <style:text-properties officeooo:rsid="005ceb06"/>
    </style:style>
    <style:style style:name="T45" style:family="text">
      <style:text-properties officeooo:rsid="00618c61"/>
    </style:style>
    <style:style style:name="T46" style:family="text">
      <style:text-properties officeooo:rsid="0062402c"/>
    </style:style>
    <style:style style:name="T47" style:family="text">
      <style:text-properties officeooo:rsid="00641217"/>
    </style:style>
    <style:style style:name="T48" style:family="text">
      <style:text-properties officeooo:rsid="0065fca7"/>
    </style:style>
    <style:style style:name="T49" style:family="text">
      <style:text-properties officeooo:rsid="00665107"/>
    </style:style>
    <style:style style:name="T50" style:family="text">
      <style:text-properties officeooo:rsid="006730c9"/>
    </style:style>
    <style:style style:name="T51" style:family="text">
      <style:text-properties officeooo:rsid="0067698b"/>
    </style:style>
    <style:style style:name="T52" style:family="text">
      <style:text-properties officeooo:rsid="006bcd36"/>
    </style:style>
    <style:style style:name="T53" style:family="text">
      <style:text-properties officeooo:rsid="006cdcf2"/>
    </style:style>
    <style:style style:name="T54" style:family="text">
      <style:text-properties officeooo:rsid="006eb886"/>
    </style:style>
    <style:style style:name="T55" style:family="text">
      <style:text-properties officeooo:rsid="006fa236"/>
    </style:style>
    <style:style style:name="T56" style:family="text">
      <style:text-properties officeooo:rsid="00719f60"/>
    </style:style>
    <style:style style:name="T57" style:family="text">
      <style:text-properties officeooo:rsid="0072cfbf"/>
    </style:style>
    <style:style style:name="T58" style:family="text">
      <style:text-properties officeooo:rsid="00760a5f"/>
    </style:style>
    <style:style style:name="T59" style:family="text">
      <style:text-properties officeooo:rsid="00764fc4"/>
    </style:style>
    <style:style style:name="T60" style:family="text">
      <style:text-properties officeooo:rsid="0078ccbb"/>
    </style:style>
    <style:style style:name="T61" style:family="text">
      <style:text-properties officeooo:rsid="007ecbcb"/>
    </style:style>
    <style:style style:name="T62" style:family="text">
      <style:text-properties officeooo:rsid="00804431"/>
    </style:style>
    <style:style style:name="T63" style:family="text">
      <style:text-properties officeooo:rsid="00813d29"/>
    </style:style>
    <style:style style:name="T64" style:family="text">
      <style:text-properties officeooo:rsid="00875908"/>
    </style:style>
    <style:style style:name="T65" style:family="text">
      <style:text-properties officeooo:rsid="0089840f"/>
    </style:style>
    <style:style style:name="T66" style:family="text">
      <style:text-properties officeooo:rsid="008a958b"/>
    </style:style>
    <style:style style:name="T67" style:family="text">
      <style:text-properties officeooo:rsid="008ed7eb"/>
    </style:style>
    <style:style style:name="T68" style:family="text">
      <style:text-properties officeooo:rsid="00908764"/>
    </style:style>
    <style:style style:name="T69" style:family="text">
      <style:text-properties officeooo:rsid="0096035a"/>
    </style:style>
    <style:style style:name="T70" style:family="text">
      <style:text-properties officeooo:rsid="0098e11a"/>
    </style:style>
    <style:style style:name="T71" style:family="text">
      <style:text-properties officeooo:rsid="009bb349"/>
    </style:style>
    <style:style style:name="T72" style:family="text">
      <style:text-properties officeooo:rsid="009c9267"/>
    </style:style>
    <style:style style:name="T73" style:family="text">
      <style:text-properties officeooo:rsid="009f419e"/>
    </style:style>
    <style:style style:name="T74" style:family="text">
      <style:text-properties officeooo:rsid="00a0b674"/>
    </style:style>
    <style:style style:name="T75" style:family="text">
      <style:text-properties officeooo:rsid="00a392b5"/>
    </style:style>
    <style:style style:name="T76" style:family="text">
      <style:text-properties officeooo:rsid="00a535ee"/>
    </style:style>
    <style:style style:name="T77" style:family="text">
      <style:text-properties officeooo:rsid="00a6c5b6"/>
    </style:style>
    <style:style style:name="T78" style:family="text">
      <style:text-properties officeooo:rsid="00a727ed"/>
    </style:style>
    <style:style style:name="T79" style:family="text">
      <style:text-properties officeooo:rsid="00a8e0e6"/>
    </style:style>
    <style:style style:name="T80" style:family="text">
      <style:text-properties officeooo:rsid="00aab718"/>
    </style:style>
    <style:style style:name="T81" style:family="text">
      <style:text-properties officeooo:rsid="00aad615"/>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59">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3"><text:date style:data-style-name="N84" text:date-value="2015-10-10T21:42:17.661233078" text:fixed="true">2015-10-10</text:date></text:p>
      <text:p text:style-name="Mist_20_Text_20_Body">This document <text:span text:style-name="T59">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71" text:outline-level="1">Project Values and Strategies/Tactics</text:h>
      <text:p text:style-name="P1">The Mist project is guided by a set of values. The values are:</text:p>
      <text:list xml:id="list4372538532699087548" text:style-name="Mist_20_Bulleted_20_List">
        <text:list-item>
          <text:p text:style-name="P74">Simplicity</text:p>
        </text:list-item>
        <text:list-item>
          <text:p text:style-name="P74">Consistency</text:p>
        </text:list-item>
        <text:list-item>
          <text:p text:style-name="P74">Self-sufficiency</text:p>
        </text:list-item>
        <text:list-item>
          <text:p text:style-name="P74">Speed</text:p>
        </text:list-item>
        <text:list-item>
          <text:p text:style-name="P74">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75"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50"><text:span text:style-name="T6">Implement the </text:span><text:span text:style-name="T21">simplest thing first</text:span><text:span text:style-name="T6">.</text:span></text:p>
        </text:list-item>
        <text:list-item>
          <text:p text:style-name="P50"><text:span text:style-name="T21">Increase complexity only when needed</text:span><text:span text:style-name="T6"> for increased functionality, or to promote the other Mist values.</text:span></text:p>
        </text:list-item>
        <text:list-item>
          <text:p text:style-name="P50"><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50"><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75"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4250960849920935368" text:style-name="L1">
        <text:list-item>
          <text:p text:style-name="P51"><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75"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40658390562338" text:continue-list="list4372538532699087548" text:style-name="Mist_20_Bulleted_20_List">
        <text:list-item>
          <text:p text:style-name="P52"><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52">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75"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40657006359374" text:continue-list="list5169397620265623591" text:style-name="Mist_20_Bulleted_20_List">
        <text:list-item>
          <text:p text:style-name="P50"><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8358250712942021747" text:style-name="L2">
        <text:list-item>
          <text:p text:style-name="P53">Single-threaded. Mist (initially) has no concurrency mechanism. There will be something later, likely a variant of the Actor model based on asynchronous message sending <text:span text:style-name="T60">(see, for instance, E or Erlang).</text:span></text:p>
        </text:list-item>
        <text:list-item>
          <text:p text:style-name="P53">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3757484986554613783" text:style-name="L3">
        <text:list-item>
          <text:p text:style-name="P54"><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54">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54">Mist as a library. A Mist program defines some entry points, and is compiled as a .so shared object file. There is no “main” here, there are only entry points that can be called from a program written in any language.</text:p>
        </text:list-item>
        <text:list-item>
          <text:p text:style-name="P54">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8679552762813484038" text:style-name="L4">
        <text:list-item>
          <text:p text:style-name="P55">A bytecode interpreter implementing language-level features like assigning to variables, sending messages, and returning from methods</text:p>
        </text:list-item>
        <text:list-item>
          <text:p text:style-name="P55">Memory management code, including object allocation and garbage collection</text:p>
        </text:list-item>
        <text:list-item>
          <text:p text:style-name="P55">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40658712903659" text:continue-list="list140657006359374" text:style-name="Mist_20_Bulleted_20_List">
        <text:list-item>
          <text:p text:style-name="P73">Specify a limited set of objects literally (numbers, strings, symbols, arrays, blocks...)</text:p>
        </text:list-item>
        <text:list-item>
          <text:p text:style-name="P73">Reference a few special constant objects (nil, true, false)</text:p>
        </text:list-item>
        <text:list-item>
          <text:p text:style-name="P73">Reference the implicit temporary variable “self”</text:p>
        </text:list-item>
        <text:list-item>
          <text:p text:style-name="P73">Declare formal parameters and temporary variables</text:p>
        </text:list-item>
        <text:list-item>
          <text:p text:style-name="P73">Reference variables (parameters, temporaries, instance, shared)</text:p>
        </text:list-item>
        <text:list-item>
          <text:p text:style-name="P73">Assign to assignable variables</text:p>
        </text:list-item>
        <text:list-item>
          <text:p text:style-name="P73">Send messages</text:p>
        </text:list-item>
        <text:list-item>
          <text:p text:style-name="P73">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6195872349926196477" text:style-name="L5">
        <text:list-item>
          <text:p text:style-name="P56"><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56">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6925758468638692276" text:style-name="L6">
        <text:list-item>
          <text:p text:style-name="P57">Its own formal parameters</text:p>
        </text:list-item>
        <text:list-item>
          <text:p text:style-name="P57">Its own declared temporary variables</text:p>
        </text:list-item>
        <text:list-item>
          <text:p text:style-name="P57">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57">Formal parameters and temporary variables declared in the method in which it appears. </text:p>
        </text:list-item>
        <text:list-item>
          <text:p text:style-name="P57"><text:span text:style-name="T6">The pseudo-variable </text:span><text:span text:style-name="Mist_20_Code">self</text:span>, indicating the receiver of the message which caused the invocation of the method in which the block constructor appears.</text:p>
        </text:list-item>
        <text:list-item>
          <text:p text:style-name="P57">Any instance variable of <text:span text:style-name="Mist_20_Code">self</text:span>.</text:p>
        </text:list-item>
        <text:list-item>
          <text:p text:style-name="P58">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3925842822965042943" text:style-name="L7">
        <text:list-item>
          <text:p text:style-name="P59">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59">The compiler also creates an anonymous shared variable class with an instance variable for self, and instance variables for each formal parameter or temporary variable declared in the method or block constructor.</text:p>
        </text:list-item>
        <text:list-item>
          <text:p text:style-name="P59">The compiler inserts code at the beginning of the method or block to create an instance of the shared variable class and initialize it with the values of the formal parameters.</text:p>
        </text:list-item>
        <text:list-item>
          <text:p text:style-name="P60">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60">In the code of the method or enclosing block, all references to temporary variables must be replaced with getter or setter message sends directed to the shared variable instance.</text:p>
        </text:list-item>
        <text:list-item>
          <text:p text:style-name="P60">In the code of the enclosed block, all references to variables from the outer context must be replaced with getter or setter message sends directed to the shared variable instance.</text:p>
        </text:list-item>
        <text:list-item>
          <text:p text:style-name="P60"><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60"><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2742174966378196728" text:style-name="L8">
        <text:list-item>
          <text:p text:style-name="P61">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61">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61">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76"><text:span text:style-name="Mist_20_Code">nand: aBlock</text:span></text:p>
          <text:p text:style-name="P76"><text:span text:style-name="Mist_20_Code"><text:s text:c="3"/>^(self and: aBlock) not.</text:span></text:p>
          <text:p text:style-name="P61">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40658072955585" text:continue-numbering="true" text:style-name="L8">
        <text:list-header>
          <text:p text:style-name="P76"><text:span text:style-name="Mist_20_Code">ifTrue: aBlock arg1: arg1 arg2: arg2 arg3: arg3</text:span></text:p>
          <text:p text:style-name="P76"><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40658671438281" text:continue-numbering="true" text:style-name="L8">
        <text:list-header>
          <text:p text:style-name="P76"><text:span text:style-name="Mist_20_Code">ifTrue: aBlock arg1: arg1 arg2: arg2 arg3: arg3</text:span></text:p>
          <text:p text:style-name="P76"><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 text:visited-style-name="Visited_20_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2">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3">The code of a method can exist in four forms:</text:p>
      <text:list xml:id="list2796720386043315123" text:style-name="L9">
        <text:list-item>
          <text:p text:style-name="P62">Source code<text:line-break/>Human-readable (and writeable) linear text</text:p>
        </text:list-item>
        <text:list-item>
          <text:p text:style-name="P62">Macro Fog<text:line-break/>An abstract syntax tree whose nodes are Fog macros.</text:p>
        </text:list-item>
        <text:list-item>
          <text:p text:style-name="P62">Micro Fog<text:line-break/>A tree of lower-level nodes resulting from expansion of the macro nodes; more or less an instruction-set-architecture-independent structured assembler</text:p>
        </text:list-item>
        <text:list-item>
          <text:p text:style-name="P62">Machine code<text:line-break/>Machine-executable linear binary code</text:p>
        </text:list-item>
      </text:list>
      <text:p text:style-name="P33">Compilation thus has three primary phases, <text:span text:style-name="T61">the front end, the middle end, and the back end, </text:span>each taking one form as input and producing output of the next form. Each <text:span text:style-name="T61">phase is pluggable.</text:span></text:p>
      <text:p text:style-name="Mist_20_Heading_20_2">Front end – <text:span text:style-name="T63">source to Macro Fog (and back again)</text:span></text:p>
      <text:p text:style-name="P34">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4">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2">once edited.</text:span></text:p>
      <text:p text:style-name="P35"><text:soft-page-break/>Besides the grammar being pluggable, the pretty-printers have pluggable formatting rules – different programmers might choose to view and edit the same code using the same grammar but with different formatting rules.</text:p>
      <text:p text:style-name="P36">One of the things that Macro Fog must preserve is code comments, so that source pretty-printed from the Macro Fog includes comments placed more or less where the programmer intended them to be. Mist grammars cannot get by with the typical trick of discarding comments during lexing.</text:p>
      <text:p text:style-name="Mist_20_Heading_20_2">Middle end – Macro Fog to Micro Fog</text:p>
      <text:p text:style-name="P37">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7">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7">Micro Fog nodes are simple operations that typically take one or two instructions on popular CISC architectures, and simple control structures such as if-then-else, basic loops, <text:span text:style-name="T64">and call/return</text:span>. This phase is pluggable by the instruction set architecture of the target processor.</text:p>
      <text:p text:style-name="P39">Vocabularies</text:p>
      <text:p text:style-name="P39">Each code form has some vocabulary in which it is expressed.</text:p>
      <text:p text:style-name="P39">Source code's vocabulary is linear text, though the content of that text will vary based on the grammer being used.</text:p>
      <text:p text:style-name="P39">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9">Micro Fog has a vocabulary of simple operations and control structures. The content will vary based on implementation strategy, but the vocabulary is the same regardless of implementation strategy or instruction set architecture.</text:p>
      <text:p text:style-name="P39">Machine code's vocabulary is dictated by the instruction set architecture being used.</text:p>
      <text:p text:style-name="P40"/>
      <text:p text:style-name="P40">Storage</text:p>
      <text:p text:style-name="P40"><text:soft-page-break/>During compilation, all four code forms must exist at one time or another. What code forms does a method object keep for its entire lifetime? The machine code must be kept, for without that the method is not executable. <text:span text:style-name="T65">For debugging and possible recompilation, we'd like to keep something source-like. Since Macro Fog can be used to generate pretty-printed source code (as long as the grammar is also around), keeping the Macro Fog is sufficient. Micro Fog can be derived from the Macro Fog, as long as the implementation strategy is available, so keeping the Micro Fog is not necessary. </text:span></text:p>
      <text:p text:style-name="P41">Mist methods contain references to the Macro Fog of the method, the implementation strategy, the default grammar, and the machine code (which knows its instruction set architecture).</text:p>
      <text:p text:style-name="P40"/>
      <text:p text:style-name="P40">Optimizations</text:p>
      <text:p text:style-name="P41">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8"/>
      <text:p text:style-name="P38"/>
      <text:p text:style-name="P38"/>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9134109998326333832" text:style-name="L10">
        <text:list-item>
          <text:p text:style-name="P63">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63">Replace textual names with references to actual variables (each variable is represented by an object). This pass checks that every variable name references a legally reachable variable.</text:p>
        </text:list-item>
        <text:list-item>
          <text:p text:style-name="P63"><text:soft-page-break/>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63">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7630834744648949039" text:style-name="L11">
        <text:list-item>
          <text:p text:style-name="P64">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64">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64">Traverse the Fog tree from left to right, emitting machine code. This, finally, translates the tree structure of Fog into the linear structure of machine code.</text:p>
        </text:list-item>
        <text:list-item>
          <text:p text:style-name="P64">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text:span><text:soft-page-break/><text:span text:style-name="T6">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text:span><text:soft-page-break/><text:span text:style-name="T28">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40658178825403" text:continue-list="list140658671438281" text:style-name="L8">
        <text:list-header>
          <text:p text:style-name="P76"><text:span text:style-name="Mist_20_Code">at: offset put: value</text:span></text:p>
          <text:p text:style-name="P76"><text:span text:style-name="Mist_20_Code"><text:s text:c="2"/>^self doesNotUnderstand: </text:span></text:p>
          <text:p text:style-name="P76"><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text:soft-page-break/>for its default answer. This method signals an exception, which is handled (or not) by the normal mechanisms.</text:p>
      <text:p text:style-name="Mist_20_Heading_20_1">Private methods</text:p>
      <text:p text:style-name="P4">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4">When composing classes into a new class, a method <text:span text:style-name="T34">defined in one of the component classes (but not declared private to its defining class) </text:span>may also be declared to be private to that composite class. <text:span text:style-name="T34">It is then only invocable through a self-send in any method in the composite class or any of its component classes.</text:span></text:p>
      <text:p text:style-name="P5">Like other self-sends in Mist where <text:span text:style-name="T35">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7">Fog is the intermediate representation of the Mist compiler, and is also the <text:span text:style-name="T37">form</text:span> in which Mist primitive <text:span text:style-name="T37">methods</text:span> are written. <text:span text:style-name="T37">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8"><text:span text:style-name="T66">Macro Fog represents the language semantics fairly directly, with such nodes as “assign instance variable” or “send message.” Micro </text:span>Fog is fairly low-level. It is intended to be <text:span text:style-name="T66">a structured <text:s/>assembler, </text:span>general enough to be independent of processor instruction architecture, at least for major architectures such as X64 and ARM.</text:p>
      <text:p text:style-name="P13">Typing in Fog</text:p>
      <text:p text:style-name="P13">As of this writing, Fog is untyped. From a data-typing standpoint, Fog is equivalent to assembly language. I anticipate that <text:span text:style-name="T66">Micro </text:span>Fog will need to have some static typing. <text:span text:style-name="T40">Not very many static types, though – int, double, and object pointer may be sufficient. The distinction between floating-point and integer primitive types is needed to comply with the ABI for passing arguments in float or general-</text:span><text:soft-page-break/><text:span text:style-name="T40">purpose registers, and the distinction between object pointers and raw ints seems useful for low-level optimizations.</text:span></text:p>
      <text:p text:style-name="P9">Operation nodes</text:p>
      <text:p text:style-name="P8">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8">Constant nodes</text:p>
      <text:p text:style-name="P14">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20">Sequence nodes</text:p>
      <text:p text:style-name="P20">A sequence node has one or more children (the number fixed at the time the node is created during compilation). It evaluates its children in order. Its runtime value is the value of its last child.</text:p>
      <text:p text:style-name="P12">Variable scope nodes</text:p>
      <text:p text:style-name="P15">Each variable scope node declares one or more temporary variables, and has one child. <text:span text:style-name="T43">It evaluates its child. </text:span>The variables declared by the node are in scope during e<text:span text:style-name="T42">valuation of </text:span>its child. The runtime value of a variable scope node is the value of its child.</text:p>
      <text:p text:style-name="P12">Variable fetch and store nodes</text:p>
      <text:p text:style-name="P16"><text:span text:style-name="T41">Temporary variables are accessed through variable fetch and store nodes. </text:span>Each variable fetch or store node refers to one <text:span text:style-name="T41">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2">Byte and word fetch and store nodes</text:p>
      <text:p text:style-name="P17">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10">Conditional nodes</text:p>
      <text:p text:style-name="P18">If-then-else constructs are implemented with conditional nodes. Each conditional node has three children. The first child is e<text:span text:style-name="T43">valua</text:span>ted, and is expected to leave a condition code in the CPU's condition <text:soft-page-break/>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10">Loop <text:span text:style-name="T43">and loop exit </text:span>nodes</text:p>
      <text:p text:style-name="P19">A loop node has one <text:span text:style-name="T43">child, which it evaluates repeatedly, forming an infinite loop. Unless infinite execution is actually desired, </text:span>a loop exit node <text:span text:style-name="T43">appears somewhere in the subtree rooted by the loop node. This loop exit node</text:span> refers to the loop node. <text:span text:style-name="T43">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8">Syscall nodes</text:p>
      <text:p text:style-name="P28">A syscall node makes a system call to the Linux kernel. It has one to seven children. The first child provides the call number, and the remainder provide the arguments to the call. The result of the kernel call is the runtime result of the syscall node.</text:p>
      <text:p text:style-name="P10">Method nodes</text:p>
      <text:p text:style-name="P20">A method node is the root node of a method. The method node declares how many arguments the method takes. <text:span text:style-name="T44">It has one child, which it evaluates when the method is invoked. The return value of the method is the runtime value of the method node's child.</text:span></text:p>
      <text:p text:style-name="P42">Macro Fog</text:p>
      <text:p text:style-name="P10">Macro nodes</text:p>
      <text:p text:style-name="P11">A Fog macro node is an architecture-independent node that is expanded in a possibly architecture-dependent way to a tree of lower-level Fog nodes. These are used for frequently-used complex structures, such as message sends.</text:p>
      <text:p text:style-name="P10">Message send macro node</text:p>
      <text:p text:style-name="P21">The sending of messages is compiled by the Mist compiler's front end into a message send macro node. <text:span text:style-name="T48">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2">In the initial x64 implementation of Mist, the message send macro node is expanded into a number of lower-level nodes. <text:span text:style-name="T55">Here’s the tree of nodes, represented as in indented list. When reading, recall that Fog is executed depth-first, so the first thing executed here is “receiver subtree.”</text:span></text:p>
      <text:p text:style-name="P22"/>
      <text:p text:style-name="P22"><text:soft-page-break/>*** <text:span text:style-name="T67">This tree needs updating to current design, which is less optimized but requires fewer special Fog node classes. ***</text:span></text:p>
      <text:p text:style-name="P23">sequence <text:span text:style-name="T45">(special?)</text:span></text:p>
      <text:p text:style-name="P23"><text:tab/><text:span text:style-name="T46">if c</text:span></text:p>
      <text:p text:style-name="P23"><text:tab/><text:tab/><text:span text:style-name="T46">sequence</text:span></text:p>
      <text:p text:style-name="P23"><text:tab/><text:tab/><text:tab/>marshal arguments <text:span text:style-name="T45">(via required locations)</text:span></text:p>
      <text:p text:style-name="P23"><text:tab/><text:tab/><text:tab/><text:tab/>receiver sub<text:span text:style-name="T51">tree</text:span></text:p>
      <text:p text:style-name="P23"><text:tab/><text:tab/><text:tab/><text:tab/>arg1 sub<text:span text:style-name="T51">tree</text:span></text:p>
      <text:p text:style-name="P23"><text:tab/><text:tab/><text:tab/><text:tab/>…</text:p>
      <text:p text:style-name="P23"><text:tab/><text:tab/><text:tab/><text:tab/>argn sub<text:span text:style-name="T51">tree</text:span></text:p>
      <text:p text:style-name="P24"><text:tab/><text:tab/><text:tab/><text:span text:style-name="T46">rdiIsSmallInt</text:span></text:p>
      <text:p text:style-name="P24"><text:tab/><text:tab/><text:span text:style-name="T47">call expectedSmallInt method</text:span></text:p>
      <text:p text:style-name="P24"><text:tab/><text:tab/><text:span text:style-name="T53">temp var scope (receiverBehavior)</text:span></text:p>
      <text:p text:style-name="P24"><text:tab/><text:tab/><text:tab/><text:span text:style-name="T49">if =</text:span></text:p>
      <text:p text:style-name="P24"><text:tab/><text:tab/><text:tab/><text:tab/><text:span text:style-name="T50">cmp</text:span></text:p>
      <text:p text:style-name="P24"><text:tab/><text:tab/><text:tab/><text:tab/><text:tab/><text:span text:style-name="T53">store temp receiverBehavior</text:span></text:p>
      <text:p text:style-name="P24"><text:tab/><text:tab/><text:tab/><text:tab/><text:tab/><text:tab/><text:span text:style-name="T49">fetch indirect rdi</text:span></text:p>
      <text:p text:style-name="P24"><text:tab/><text:tab/><text:tab/><text:tab/><text:tab/><text:span text:style-name="T50">constant expectedBehavior</text:span></text:p>
      <text:p text:style-name="P26"><text:tab/><text:tab/><text:tab/><text:tab/><text:span text:style-name="T50">call address</text:span></text:p>
      <text:p text:style-name="P31"><text:tab/><text:tab/><text:tab/><text:tab/><text:tab/> constant expectedNonSmallInt method</text:p>
      <text:p text:style-name="P23"><text:tab/><text:tab/><text:tab/><text:tab/><text:span text:style-name="T50">sequence</text:span></text:p>
      <text:p text:style-name="P23"><text:tab/><text:tab/><text:tab/><text:tab/><text:tab/><text:span text:style-name="T50">push N arguments</text:span></text:p>
      <text:p text:style-name="P23"><text:tab/><text:tab/><text:tab/><text:tab/><text:tab/><text:span text:style-name="T54">call indirect</text:span></text:p>
      <text:p text:style-name="P25"><text:tab/><text:tab/><text:tab/><text:tab/><text:tab/><text:tab/><text:span text:style-name="T54">sequence</text:span></text:p>
      <text:p text:style-name="P29"><text:tab/><text:tab/><text:tab/><text:tab/><text:tab/><text:tab/><text:tab/>call<text:span text:style-name="T58">WithArguments</text:span> <text:span text:style-name="T56">\</text:span> cacheMiss<text:span text:style-name="T56">ExpectedBehaviorAt:</text:span>actualBehavior:<text:span text:style-name="T56">methodAt:andAt:</text:span></text:p>
      <text:p text:style-name="P23"><text:tab/><text:tab/><text:tab/><text:tab/><text:tab/><text:tab/><text:tab/><text:tab/><text:span text:style-name="T52">constant &lt;selector-specific dictionary&gt;</text:span></text:p>
      <text:p text:style-name="P25"><text:tab/><text:tab/><text:tab/><text:tab/><text:tab/><text:tab/><text:tab/><text:tab/><text:span text:style-name="T57">address of constant (expectedBehavior)</text:span></text:p>
      <text:p text:style-name="P23"><text:tab/><text:tab/><text:tab/><text:tab/><text:tab/><text:tab/><text:tab/><text:tab/><text:span text:style-name="T52">fetch temp receiverBehavior</text:span></text:p>
      <text:p text:style-name="P27"><text:soft-page-break/><text:tab/><text:tab/><text:tab/><text:tab/><text:tab/><text:tab/><text:tab/><text:tab/><text:span text:style-name="T57">address of constant (expectedNonSmallInt method)</text:span></text:p>
      <text:p text:style-name="P27"><text:tab/><text:tab/><text:tab/><text:tab/><text:tab/><text:tab/><text:tab/><text:tab/><text:span text:style-name="T57">address of constant (lookedUpMethod)</text:span></text:p>
      <text:p text:style-name="P23"><text:tab/><text:tab/><text:tab/><text:tab/><text:tab/><text:tab/><text:tab/><text:span text:style-name="T54">pop N arguments</text:span></text:p>
      <text:p text:style-name="P23"><text:tab/><text:tab/><text:tab/><text:tab/><text:tab/><text:tab/><text:tab/><text:span text:style-name="T56">call address</text:span></text:p>
      <text:p text:style-name="P23"><text:tab/><text:tab/><text:tab/><text:tab/><text:tab/><text:tab/><text:tab/><text:tab/><text:span text:style-name="T56">constant lookedUpMethod</text:span></text:p>
      <text:p text:style-name="P23"/>
      <text:p text:style-name="P30">One key to understanding how this works is to realize that #<text:span text:style-name="T54">cacheMiss</text:span>ExpectedBehaviorAt:<text:span text:style-name="T54">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45">Me<text:span text:style-name="T38">ssage</text:span> send <text:span text:style-name="T36">generated code</text:span></text:p>
      <text:p text:style-name="P6">When Fog generates a message send, this is an approxim<text:span text:style-name="T39">ate disassembly</text:span> of <text:span text:style-name="T39">the generated</text:span> machine code. <text:span text:style-name="T56">The code shown here is actually a bit more optimized than Fog will probably be able to produce from the nodes above.</text:span></text:p>
      <text:p text:style-name="P46"><text:s text:c="2"/>&lt;move ar<text:span text:style-name="T54">g</text:span>uments to registers and stack&gt;</text:p>
      <text:p text:style-name="P46"><text:s text:c="2"/>bt <text:s text:c="2"/>rdi, 0</text:p>
      <text:p text:style-name="P46"><text:s text:c="2"/>jnc <text:s/>NotSmallInt</text:p>
      <text:p text:style-name="P46"><text:s text:c="2"/>call &lt;Constant, offset to method&gt;</text:p>
      <text:p text:style-name="P46"><text:s text:c="2"/>jmp Continue</text:p>
      <text:p text:style-name="P46">NotSmallInt</text:p>
      <text:p text:style-name="P46"><text:s text:c="2"/>mov r11, [rdi]</text:p>
      <text:p text:style-name="P46"><text:s text:c="2"/>mov rax, &lt;Constant, address of expected class&gt;</text:p>
      <text:p text:style-name="P46"><text:s text:c="2"/>cmp rax, r11</text:p>
      <text:p text:style-name="P46"><text:s text:c="2"/>jnz CacheMiss</text:p>
      <text:p text:style-name="P46"><text:s text:c="2"/>call &lt;Constant, offset to method&gt;</text:p>
      <text:p text:style-name="P46"><text:s text:c="2"/>jmp Continue</text:p>
      <text:p text:style-name="P46">CacheMiss</text:p>
      <text:p text:style-name="P46"><text:s text:c="2"/>&lt;push message send receiver and register arguments&gt;</text:p>
      <text:p text:style-name="P46"><text:s text:c="2"/>mov rdi, &lt;constant address of selector-specific </text:p>
      <text:p text:style-name="P46"><text:s text:c="12"/>method dictionary&gt;</text:p>
      <text:p text:style-name="P46"><text:s text:c="2"/>mov rsi, rip</text:p>
      <text:p text:style-name="P46"><text:s text:c="2"/>lea rsi, [rsi + rsi + (1 – 2n)] </text:p>
      <text:p text:style-name="P46"><text:s text:c="4"/>&lt;1-2n constant to reach constant above, plus one for smallInt conversion&gt;</text:p>
      <text:p text:style-name="P46"><text:s text:c="2"/>mov rdx, r11</text:p>
      <text:p text:style-name="P46"><text:s text:c="2"/>call &lt;Constant, address of</text:p>
      <text:p text:style-name="P46"><text:s text:c="8"/>MethodDictionary&gt;&gt;cacheMissAt:actualBehavior:&gt;</text:p>
      <text:p text:style-name="P46"><text:s text:c="2"/>&lt;pop message send receiver and register arguments&gt;</text:p>
      <text:p text:style-name="P46"><text:s text:c="2"/>call [rax + 0xnn] &lt;offset to start of machine code within method&gt;</text:p>
      <text:p text:style-name="P46"><text:soft-page-break/>Continue</text:p>
      <text:p text:style-name="P46"><text:s text:c="2"/>add rsp, 16r10</text:p>
      <text:p text:style-name="P46"><text:s text:c="2"/>ret</text:p>
      <text:p text:style-name="P46"/>
      <text:p text:style-name="Mist_20_Heading_20_2">Register Allocation</text:p>
      <text:p text:style-name="P47"/>
      <text:p text:style-name="Mist_20_Text_20_Body">Micro Fog-to-machine-code translation <text:span text:style-name="T68">uses a (hopefully) simple algorithm. Here I'll explain the simple part, then go over the complicating factors.</text:span></text:p>
      <text:p text:style-name="P43">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43">An implicit variable’s value is set by one node, and is consumed by that node’s parent. This defines the life of the variable. An implicit variable can have up to three distinct locations:</text:p>
      <text:list xml:id="list2449518960076190965" text:style-name="L12">
        <text:list-item>
          <text:p text:style-name="P65">The <text:span text:style-name="T1">generation location</text:span><text:span text:style-name="T6"> is the location where the child node initially places the variable’s value.</text:span></text:p>
        </text:list-item>
        <text:list-item>
          <text:p text:style-name="P65"><text:span text:style-name="T6">The </text:span><text:span text:style-name="T1">resting location</text:span><text:span text:style-name="T6"> is the location where a variable’s value is held while its right-hand siblings execute. </text:span></text:p>
        </text:list-item>
        <text:list-item>
          <text:p text:style-name="P65"><text:span text:style-name="T6">The </text:span><text:span text:style-name="T1">consumption location</text:span><text:span text:style-name="T6"> is the location through which the parent node accesses the value.</text:span></text:p>
        </text:list-item>
      </text:list>
      <text:p text:style-name="P2">To minimize moves, it is desirable that all three locations be the same location. This is often not possible, so there may be two or three locations involved.</text:p>
      <text:p text:style-name="P2"/>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soft-page-break/><text:a xlink:type="simple" xlink:href="http://www.x86-64.org/documentation/abi.pdf" text:style-name="Internet_20_link" text:visited-style-name="Visited_20_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oft-page-break/><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ext:soft-page-break/>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P72">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40658103085385" text:continue-list="list140658390562338" text:style-name="Mist_20_Bulleted_20_List">
        <text:list-item>
          <text:p text:style-name="P50"><text:span text:style-name="T33">exceptionSelector</text:span><text:line-break/>An exception class or exception set specifying which exceptions I am willing to handle.</text:p>
        </text:list-item>
        <text:list-item>
          <text:p text:style-name="P50"><text:soft-page-break/><text:span text:style-name="T33">nextHandler</text:span><text:line-break/>When searching for an exception handler, the next handler to be searched. <text:span text:style-name="T73">This is what ANSI Smalltalk calls the “handler environment.” Since handlers, in the general case, form a tree, there may be more than one handler with the same nextHandler.</text:span></text:p>
        </text:list-item>
        <text:list-item>
          <text:p text:style-name="P50"><text:span text:style-name="T33">exception</text:span><text:line-break/>While handling an exception, this is the exception being handled.</text:p>
        </text:list-item>
        <text:list-item>
          <text:p text:style-name="P68"><text:span text:style-name="T33">exceptionToResignal</text:span><text:line-break/>Nil, or a new exception to resignal.</text:p>
        </text:list-item>
        <text:list-item>
          <text:p text:style-name="P50"><text:span text:style-name="T33">isOuter</text:span><text:line-break/>Boolean, true if I am handling an exception and I was chosen to handle the exception directly or indirectly due to another handler sending #outer to the exception.</text:p>
        </text:list-item>
        <text:list-item>
          <text:p text:style-name="P50"><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50"><text:span text:style-name="T33">actionBlock</text:span><text:line-break/>The block that is the argument to the do: keyword of #on:do:. I evaluate this block if I am called upon to handle an exception. </text:p>
        </text:list-item>
        <text:list-item>
          <text:p text:style-name="P50"><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50"><text:span text:style-name="T33">protectedBlock</text:span><text:line-break/>The block to be evaluated while being prepared to handle some set of exceptions.</text:p>
        </text:list-item>
        <text:list-item>
          <text:p text:style-name="P50"><text:span text:style-name="T33">actionUnwindBlock</text:span><text:line-break/>This block, if evaluated, performs a non-local return from the action block. It is evaluated during processing of #resume: <text:span text:style-name="T81">and #resignalAs:</text:span>.</text:p>
        </text:list-item>
        <text:list-item>
          <text:p text:style-name="P50"><text:span text:style-name="T33">signalingEnvironment</text:span><text:line-break/>The handler that was the exception environment (first handler to be searched) when the exception I am handling was signaled.</text:p>
        </text:list-item>
      </text:list>
      <text:p text:style-name="P66">An instance of DefaultActionHandler is always at the root of the handler tree, and handles the case where no handler is found and #defaultAction should be sent to an exception. This avoids complicating the handler code with checks for nil.</text:p>
      <text:p text:style-name="Mist_20_Heading_20_2"><text:soft-page-break/>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text:span><text:span text:style-name="Mist_20_Code"><text:span text:style-name="T74">push</text:span></text:span><text:span text:style-name="Mist_20_Code">.</text:span></text:p>
      <text:p text:style-name="Mist_20_Code"><text:span text:style-name="Mist_20_Code"><text:s text:c="4"/>^[handler evaluateProtectedBlock] ensure: [handler </text:span><text:span text:style-name="Mist_20_Code"><text:span text:style-name="T70">p</text:span></text:span><text:span text:style-name="Mist_20_Code">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Code"/>
      <text:p text:style-name="P77">push</text:p>
      <text:p text:style-name="P77"><text:tab/>nextHandler := ExceptionHandler exceptionEnvironment.</text:p>
      <text:p text:style-name="P77"><text:tab/>ExceptionHandler exceptionEnvironment: self.</text:p>
      <text:p text:style-name="P77"/>
      <text:p text:style-name="P48"><text:span text:style-name="Mist_20_Code"><text:span text:style-name="T71">pop</text:span></text:span></text:p>
      <text:p text:style-name="P48"><text:span text:style-name="Mist_20_Code"><text:tab/></text:span><text:span text:style-name="Mist_20_Code"><text:span text:style-name="T71">ExceptionHandler exceptionEnvironment: nextHandler.</text:span></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oft-page-break/><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P79"><text:span text:style-name="Mist_20_Code"><text:s text:c="2"/></text:span><text:span text:style-name="Mist_20_Code"><text:span text:style-name="T78">handle: anException</text:span></text:span></text:p>
      <text:p text:style-name="P79"><text:span text:style-name="Mist_20_Code"><text:tab/></text:span><text:span text:style-name="Mist_20_Code"><text:span text:style-name="T78">self innerHandle: anException.</text:span></text:span></text:p>
      <text:p text:style-name="P80"><text:span text:style-name="Mist_20_Code"><text:tab/></text:span><text:span text:style-name="Mist_20_Code"><text:span text:style-name="T78">exceptionToResignal ifNotNil: </text:span></text:span></text:p>
      <text:p text:style-name="P80"><text:span text:style-name="Mist_20_Code"><text:span text:style-name="T78"><text:tab/><text:tab/>[:ex | | newHandler | newHandler := </text:span></text:span></text:p>
      <text:p text:style-name="P80"><text:span text:style-name="Mist_20_Code"><text:span text:style-name="T78"><text:tab/><text:tab/> <text:s/>ExceptionHandler exceptionEnvironment: signalingEnvironment; <text:tab/><text:tab/> <text:s/>findHandlerFor: ex.</text:span></text:span></text:p>
      <text:p text:style-name="P80"><text:span text:style-name="Mist_20_Code"><text:span text:style-name="T79"><text:tab/><text:tab/>newHandler handle: ex ].</text:span></text:span></text:p>
      <text:p text:style-name="P79"><text:span text:style-name="Mist_20_Code"/></text:p>
      <text:p text:style-name="P79"><text:span text:style-name="Mist_20_Code"><text:span text:style-name="T78"><text:s text:c="2"/>innerH</text:span></text:span><text:span text:style-name="Mist_20_Code">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text:span><text:span text:style-name="Mist_20_Code"><text:span text:style-name="T72">self pop</text:span></text:span><text:span text:style-name="Mist_20_Code">.</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Outer to false, exception to nil, <text:span text:style-name="T80">etc...</text:span></text:p>
      <text:p text:style-name="P67">In DefaultActionHandler:</text:p>
      <text:p text:style-name="Mist_20_Code">handle: anException</text:p>
      <text:p text:style-name="Mist_20_Code"><text:tab/><text:span text:style-name="T75">^ anException defaultAction.</text:span></text:p>
      <text:p text:style-name="Mist_20_Code"><text:tab/>“<text:span text:style-name="T76">This may or not return, depending on the defaultAction”</text:span></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oft-page-break/><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Code"><text:span text:style-name="Mist_20_Code"/></text:p>
      <text:p text:style-name="P78"><text:span text:style-name="Mist_20_Code"><text:span text:style-name="T77"><text:s text:c="2"/>handles: anException</text:span></text:span></text:p>
      <text:p text:style-name="P78"><text:span text:style-name="Mist_20_Code"><text:tab/></text:span><text:span text:style-name="Mist_20_Code"><text:span text:style-name="T77">^ exceptionSelector handles: anException.</text:span></text:span></text:p>
      <text:p text:style-name="Mist_20_Text_20_Body"><text:span text:style-name="Mist_20_Code"><text:span text:style-name="T77">In DefaultActionHandler:</text:span></text:span></text:p>
      <text:p text:style-name="P78"><text:span text:style-name="Mist_20_Code"><text:span text:style-name="T77"><text:s text:c="2"/>handles: anException</text:span></text:span></text:p>
      <text:p text:style-name="P78"><text:span text:style-name="Mist_20_Code"><text:tab/></text:span><text:span text:style-name="Mist_20_Code"><text:span text:style-name="T77">^ true.</text:span></text:span></text:p>
      <text:p text:style-name="Mist_20_Heading_20_2">Handler actions</text:p>
      <text:p text:style-name="Mist_20_Text_20_Body">These are messages that can be sent to exceptions from within an action block. They are not valid to send at other times.</text:p>
      <text:p text:style-name="Mist_20_Heading_20_3"><text:span text:style-name="T69">r</text:span>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pan text:style-name="T69">r</text:span>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text:soft-page-break/>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pan text:style-name="T69">p</text:span>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pan text:style-name="T69">o</text:span>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text:soft-page-break/><text:span text:style-name="T69">r</text:span>etry</text:p>
      <text:p text:style-name="Mist_20_Text_20_Body">In exceptions:</text:p>
      <text:p text:style-name="Mist_20_Code"><text:span text:style-name="Mist_20_Code"><text:s text:c="2"/>retry</text:span></text:p>
      <text:p text:style-name="Mist_20_Code"><text:span text:style-name="Mist_20_Code"><text:s text:c="4"/>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pan text:style-name="T69">r</text:span>etryUsing:</text:p>
      <text:p text:style-name="Mist_20_Text_20_Body">In exceptions:</text:p>
      <text:p text:style-name="Mist_20_Code"><text:span text:style-name="Mist_20_Code"><text:s text:c="2"/>retryUsing: newProtectedBlock</text:span></text:p>
      <text:p text:style-name="Mist_20_Code"><text:span text:style-name="Mist_20_Code"><text:s text:c="4"/>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P49">resignalAs:</text:p>
      <text:p text:style-name="P44">The message resignalAs:, which has an exception as its argument, effectively does a non-local return from the handler block (which may run unwind blocks) then signals the argument in place of the receiver.</text:p>
      <text:p text:style-name="P44">In exceptions: </text:p>
      <text:p text:style-name="Mist_20_Code"><text:s text:c="2"/>resignalAs: otherException</text:p>
      <text:p text:style-name="Mist_20_Code"><text:tab/><text:span text:style-name="T81">self validHandler resignalAs: otherException.</text:span></text:p>
      <text:p text:style-name="Mist_20_Text_20_Body">In ExceptionHandler:</text:p>
      <text:p text:style-name="Mist_20_Code"><text:s text:c="2"/><text:span text:style-name="T81">resignalAs: otherException</text:span></text:p>
      <text:p text:style-name="Mist_20_Code"><text:tab/><text:span text:style-name="T81">exceptionToResignal := otherException.</text:span></text:p>
      <text:p text:style-name="Mist_20_Code"><text:tab/><text:span text:style-name="T81">actionUnwindBlock value.</text:span></text:p>
      <text:p text:style-name="Mist_20_Code"><text:tab/>“<text:span text:style-name="T81">The above never returns to here.”</text:span></text:p>
      <text:p text:style-name="Mist_20_Heading_20_3">isNested</text:p>
      <text:p text:style-name="P70">In exceptions:</text:p>
      <text:p text:style-name="Mist_20_Code"><text:s text:c="2"/>isNested</text:p>
      <text:p text:style-name="Mist_20_Code"><text:tab/>^ self validHandler isNested.</text:p>
      <text:p text:style-name="P70">In ExceptionHandler</text:p>
      <text:p text:style-name="Mist_20_Code"><text:s text:c="2"/>isNested</text:p>
      <text:p text:style-name="P81"><text:tab/>^ (nextHandler findHandlerFor: exception) </text:p>
      <text:p text:style-name="P81"><text:soft-page-break/><text:tab/><text:tab/>isDefaultActionHandler not. </text:p>
      <text:p text:style-name="P70"><text:tab/></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text:soft-page-break/>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ext:soft-page-break/>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text:soft-page-break/>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loext: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loext: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4.5.2$Linux_X86_64 LibreOffice_project/40m0$Build-2</meta:generator>
    <dc:date>2015-10-11T14:06:56.849398512</dc:date>
    <meta:editing-duration>P45DT16H7M52S</meta:editing-duration>
    <meta:editing-cycles>400</meta:editing-cycles>
    <meta:document-statistic meta:table-count="0" meta:image-count="1" meta:object-count="0" meta:page-count="37" meta:paragraph-count="707" meta:word-count="13217" meta:character-count="84082" meta:non-whitespace-character-count="69976"/>
  </office:meta>
</office:document-meta>
</file>